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9611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0.7" calcext:value-type="float">
            <text:p>0.7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05 kWh</text:p>
          </table:table-cell>
          <table:table-cell office:value-type="float" office:value="537.06" calcext:value-type="float">
            <text:p>537.06</text:p>
          </table:table-cell>
          <table:table-cell office:value-type="string" calcext:value-type="string">
            <text:p>23-01-2018</text:p>
          </table:table-cell>
          <table:table-cell office:value-type="string" calcext:value-type="string">
            <text:p>20-02-2018</text:p>
          </table:table-cell>
          <table:table-cell office:value-type="float" office:value="3.38" calcext:value-type="float">
            <text:p>3.38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283.68" calcext:value-type="float">
            <text:p>-283.68</text:p>
          </table:table-cell>
          <table:table-cell office:value-type="string" calcext:value-type="string">
            <text:p>T-0</text:p>
          </table:table-cell>
          <table:table-cell office:value-type="float" office:value="341.93" calcext:value-type="float">
            <text:p>341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210 kWh</text:p>
          </table:table-cell>
          <table:table-cell office:value-type="float" office:value="1319.48" calcext:value-type="float">
            <text:p>1319.48</text:p>
          </table:table-cell>
          <table:table-cell office:value-type="string" calcext:value-type="string">
            <text:p>22-12-2017</text:p>
          </table:table-cell>
          <table:table-cell office:value-type="string" calcext:value-type="string">
            <text:p>23-01-2018</text:p>
          </table:table-cell>
          <table:table-cell office:value-type="float" office:value="14.86" calcext:value-type="float">
            <text:p>14.8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501.34" calcext:value-type="float">
            <text:p>1501.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4.87" calcext:value-type="float">
            <text:p>14.87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93 kWh</text:p>
          </table:table-cell>
          <table:table-cell office:value-type="float" office:value="1190.7" calcext:value-type="float">
            <text:p>1190.7</text:p>
          </table:table-cell>
          <table:table-cell office:value-type="string" calcext:value-type="string">
            <text:p>21-11-2017</text:p>
          </table:table-cell>
          <table:table-cell office:value-type="string" calcext:value-type="string">
            <text:p>22-12-2017</text:p>
          </table:table-cell>
          <table:table-cell office:value-type="float" office:value="13.57" calcext:value-type="float">
            <text:p>13.5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85.46" calcext:value-type="float">
            <text:p>1385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187 kWh</text:p>
          </table:table-cell>
          <table:table-cell office:value-type="float" office:value="1142.34" calcext:value-type="float">
            <text:p>1142.34</text:p>
          </table:table-cell>
          <table:table-cell office:value-type="string" calcext:value-type="string">
            <text:p>21-10-2017</text:p>
          </table:table-cell>
          <table:table-cell office:value-type="string" calcext:value-type="string">
            <text:p>21-11-2017</text:p>
          </table:table-cell>
          <table:table-cell office:value-type="float" office:value="13.08" calcext:value-type="float">
            <text:p>13.0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21.05" calcext:value-type="float">
            <text:p>1321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9.89" calcext:value-type="float">
            <text:p>19.89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16 kWh</text:p>
          </table:table-cell>
          <table:table-cell office:value-type="float" office:value="1346.4" calcext:value-type="float">
            <text:p>1346.4</text:p>
          </table:table-cell>
          <table:table-cell office:value-type="string" calcext:value-type="string">
            <text:p>21-09-2017</text:p>
          </table:table-cell>
          <table:table-cell office:value-type="string" calcext:value-type="string">
            <text:p>21-10-2017</text:p>
          </table:table-cell>
          <table:table-cell office:value-type="float" office:value="15.11" calcext:value-type="float">
            <text:p>15.1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546.36" calcext:value-type="float">
            <text:p>1546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15.53" calcext:value-type="float">
            <text:p>15.53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57 kWh</text:p>
          </table:table-cell>
          <table:table-cell office:value-type="float" office:value="1634.54" calcext:value-type="float">
            <text:p>1634.54</text:p>
          </table:table-cell>
          <table:table-cell office:value-type="string" calcext:value-type="string">
            <text:p>22-08-2017</text:p>
          </table:table-cell>
          <table:table-cell office:value-type="string" calcext:value-type="string">
            <text:p>21-09-2017</text:p>
          </table:table-cell>
          <table:table-cell office:value-type="float" office:value="17.99" calcext:value-type="float">
            <text:p>17.9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832.35" calcext:value-type="float">
            <text:p>1832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7.1" calcext:value-type="float">
            <text:p>27.1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67 kWh</text:p>
          </table:table-cell>
          <table:table-cell office:value-type="float" office:value="1699.37" calcext:value-type="float">
            <text:p>1699.37</text:p>
          </table:table-cell>
          <table:table-cell office:value-type="string" calcext:value-type="string">
            <text:p>22-07-2017</text:p>
          </table:table-cell>
          <table:table-cell office:value-type="string" calcext:value-type="string">
            <text:p>22-08-2017</text:p>
          </table:table-cell>
          <table:table-cell office:value-type="float" office:value="18.63" calcext:value-type="float">
            <text:p>18.6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908.72" calcext:value-type="float">
            <text:p>1908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7.52" calcext:value-type="float">
            <text:p>17.52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64 kWh</text:p>
          </table:table-cell>
          <table:table-cell office:value-type="float" office:value="1671.02" calcext:value-type="float">
            <text:p>1671.02</text:p>
          </table:table-cell>
          <table:table-cell office:value-type="string" calcext:value-type="string">
            <text:p>21-06-2017</text:p>
          </table:table-cell>
          <table:table-cell office:value-type="string" calcext:value-type="string">
            <text:p>22-07-2017</text:p>
          </table:table-cell>
          <table:table-cell office:value-type="float" office:value="18.34" calcext:value-type="float">
            <text:p>18.3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869.83" calcext:value-type="float">
            <text:p>1869.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2.4" calcext:value-type="float">
            <text:p>22.4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46 kWh</text:p>
          </table:table-cell>
          <table:table-cell office:value-type="float" office:value="1528.49" calcext:value-type="float">
            <text:p>1528.49</text:p>
          </table:table-cell>
          <table:table-cell office:value-type="string" calcext:value-type="string">
            <text:p>22-05-2017</text:p>
          </table:table-cell>
          <table:table-cell office:value-type="string" calcext:value-type="string">
            <text:p>21-06-2017</text:p>
          </table:table-cell>
          <table:table-cell office:value-type="float" office:value="16.91" calcext:value-type="float">
            <text:p>16.9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730.07" calcext:value-type="float">
            <text:p>1730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216 kWh</text:p>
          </table:table-cell>
          <table:table-cell office:value-type="float" office:value="1290.58" calcext:value-type="float">
            <text:p>1290.58</text:p>
          </table:table-cell>
          <table:table-cell office:value-type="string" calcext:value-type="string">
            <text:p>21-04-2017</text:p>
          </table:table-cell>
          <table:table-cell office:value-type="string" calcext:value-type="string">
            <text:p>22-05-2017</text:p>
          </table:table-cell>
          <table:table-cell office:value-type="float" office:value="14.53" calcext:value-type="float">
            <text:p>14.5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67.58" calcext:value-type="float">
            <text:p>1467.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9.38" calcext:value-type="float">
            <text:p>19.38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12 kWh</text:p>
          </table:table-cell>
          <table:table-cell office:value-type="float" office:value="1257.77" calcext:value-type="float">
            <text:p>1257.77</text:p>
          </table:table-cell>
          <table:table-cell office:value-type="string" calcext:value-type="string">
            <text:p>22-03-2017</text:p>
          </table:table-cell>
          <table:table-cell office:value-type="string" calcext:value-type="string">
            <text:p>21-04-2017</text:p>
          </table:table-cell>
          <table:table-cell office:value-type="float" office:value="14.2" calcext:value-type="float">
            <text:p>14.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53.14" calcext:value-type="float">
            <text:p>1453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7.5" calcext:value-type="float">
            <text:p>7.5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00 kWh</text:p>
          </table:table-cell>
          <table:table-cell office:value-type="float" office:value="1170.59" calcext:value-type="float">
            <text:p>1170.59</text:p>
          </table:table-cell>
          <table:table-cell office:value-type="string" calcext:value-type="string">
            <text:p>18-02-2017</text:p>
          </table:table-cell>
          <table:table-cell office:value-type="string" calcext:value-type="string">
            <text:p>22-03-2017</text:p>
          </table:table-cell>
          <table:table-cell office:value-type="float" office:value="13.32" calcext:value-type="float">
            <text:p>13.3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52.56" calcext:value-type="float">
            <text:p>1352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07:01.093000000</meta:creation-date>
    <dc:date>2018-03-28T09:11:27.353000000</dc:date>
    <meta:editing-duration>PT4M26S</meta:editing-duration>
    <meta:editing-cycles>1</meta:editing-cycles>
    <meta:document-statistic meta:table-count="1" meta:cell-count="145" meta:object-count="0"/>
    <meta:generator>LibreOffice/5.3.4.2$Windows_x86 LibreOffice_project/f82d347ccc0be322489bf7da61d7e4ad13fe2ff3</meta:generator>
  </office:meta>
</office:document-meta>
</file>